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a35d0" officeooo:paragraph-rsid="001a35d0"/>
    </style:style>
    <style:style style:name="P2" style:family="paragraph" style:parent-style-name="Standard">
      <style:paragraph-properties fo:text-align="center" style:justify-single-word="false"/>
      <style:text-properties officeooo:rsid="001baa89" officeooo:paragraph-rsid="001baa89"/>
    </style:style>
    <style:style style:name="P3" style:family="paragraph" style:parent-style-name="Standard">
      <style:text-properties officeooo:rsid="001f557e" officeooo:paragraph-rsid="001f557e"/>
    </style:style>
    <style:style style:name="P4" style:family="paragraph" style:parent-style-name="Standard">
      <style:text-properties officeooo:rsid="00204b4f" officeooo:paragraph-rsid="00204b4f"/>
    </style:style>
    <style:style style:name="P5" style:family="paragraph" style:parent-style-name="Standard">
      <style:text-properties officeooo:rsid="00204e2a" officeooo:paragraph-rsid="00204e2a"/>
    </style:style>
    <style:style style:name="T1" style:family="text">
      <style:text-properties officeooo:rsid="001a35d0"/>
    </style:style>
    <style:style style:name="T2" style:family="text">
      <style:text-properties officeooo:rsid="00204e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itement du document </text:p>
      <text:p text:style-name="P1"/>
      <text:p text:style-name="P1">réduction de données = compactage</text:p>
      <text:p text:style-name="P1">compression de données = lorsque la réduction s‘accompagne d’une perte d’informations</text:p>
      <text:p text:style-name="P1"/>
      <text:p text:style-name="P1">taux de compression = rapport entre document brut et compressé + rapport volume de données par N</text:p>
      <text:p text:style-name="P1">compression avec perte / sans perte</text:p>
      <text:p text:style-name="Standard"><text:span text:style-name="T1">dépend de l’utilisation du document (VOD, mp3, streaming, …)</text:span></text:p>
      <text:p text:style-name="Standard"/>
      <text:p text:style-name="P3">Shannon : Fe ≥ 2Fmax</text:p>
      <text:p text:style-name="P4">taille logique / résolution = taille physique</text:p>
      <text:p text:style-name="P5">image binaire (pixel n/b, monochromatique (pixel de 0 à 255), multispectrale (vr, vb, vj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8:36:08.292413653</meta:creation-date>
    <meta:generator>LibreOffice/5.1.6.2$Linux_X86_64 LibreOffice_project/10m0$Build-2</meta:generator>
    <dc:date>2017-09-18T09:40:02.543799112</dc:date>
    <meta:editing-duration>PT42M9S</meta:editing-duration>
    <meta:editing-cycles>7</meta:editing-cycles>
    <meta:document-statistic meta:table-count="0" meta:image-count="0" meta:object-count="0" meta:page-count="1" meta:paragraph-count="9" meta:word-count="77" meta:character-count="486" meta:non-whitespace-character-count="417"/>
  </office:meta>
</office:document-meta>
</file>